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amante SerialBold" svg:font-family="'Diamante SerialBold', 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Diamante SerialBold" fo:font-size="24pt" fo:letter-spacing="normal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text-properties fo:font-variant="normal" fo:text-transform="none" fo:color="#000000" style:font-name="Diamante SerialBold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000000" style:font-name="Diamante SerialBold" fo:font-size="24pt" fo:letter-spacing="normal" fo:font-style="norma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Text_20_body">
      <style:text-properties fo:font-variant="normal" fo:text-transform="none" fo:color="#000000" style:font-name="Diamante SerialBold" fo:font-size="24pt" fo:letter-spacing="normal" fo:font-style="normal" style:text-underline-style="solid" style:text-underline-width="auto" style:text-underline-color="font-color" fo:font-weight="bold" officeooo:rsid="000d1e99" officeooo:paragraph-rsid="000d1e99" style:font-size-asian="24pt" style:font-weight-asian="bold" style:font-size-complex="2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uil</text:p>
      <text:p text:style-name="P1">S'inscrire</text:p>
      <text:p text:style-name="P1">Ajouter son histoire</text:p>
      <text:p text:style-name="P4">Profil</text:p>
      <text:p text:style-name="P1">Présentation du site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amante SerialBold" svg:font-family="'Diamante SerialBold', 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6:28:16.683178514</meta:creation-date>
    <dc:date>2020-07-03T11:31:01.791823991</dc:date>
    <meta:editing-duration>PT1H23M5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" meta:character-count="63" meta:non-whitespace-character-count="59"/>
  </office:meta>
</office:document-meta>
</file>